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roid Sans Mono" svg:font-family="'Droid Sans Mono', monospace, monospace, 'Droid Sans Fallback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line-height-at-least="0.198in" fo:text-align="start" style:justify-single-word="false" style:writing-mode="lr-tb"/>
      <style:text-properties officeooo:rsid="001d9427" officeooo:paragraph-rsid="001d9427"/>
    </style:style>
    <style:style style:name="P2" style:family="paragraph" style:parent-style-name="Preformatted_20_Text">
      <style:paragraph-properties style:line-height-at-least="0.198in" fo:text-align="start" style:justify-single-word="false" style:writing-mode="lr-tb"/>
      <style:text-properties officeooo:paragraph-rsid="001d9427"/>
    </style:style>
    <style:style style:name="P3" style:family="paragraph" style:parent-style-name="Standard">
      <style:text-properties officeooo:rsid="001d9427" officeooo:paragraph-rsid="001d9427"/>
    </style:style>
    <style:style style:name="P4" style:family="paragraph" style:parent-style-name="Standard">
      <style:text-properties fo:font-weight="bold" officeooo:rsid="001fa738" officeooo:paragraph-rsid="001fa738" style:font-weight-asian="bold" style:font-weight-complex="bold"/>
    </style:style>
    <style:style style:name="P5" style:family="paragraph" style:parent-style-name="Standard">
      <style:text-properties fo:font-weight="bold" officeooo:rsid="00205572" officeooo:paragraph-rsid="00205572" style:font-weight-asian="bold" style:font-weight-complex="bold"/>
    </style:style>
    <style:style style:name="P6" style:family="paragraph" style:parent-style-name="Text_20_body">
      <style:paragraph-properties style:line-height-at-least="0.198in" fo:text-align="start" style:justify-single-word="false" style:writing-mode="lr-tb"/>
      <style:text-properties fo:color="#000000" style:font-name="Liberation Serif" officeooo:paragraph-rsid="00234d12" fo:background-color="transparent"/>
    </style:style>
    <style:style style:name="T1" style:family="text">
      <style:text-properties officeooo:rsid="001d9427"/>
    </style:style>
    <style:style style:name="T2" style:family="text">
      <style:text-properties fo:color="#d4d4d4" style:font-name="Droid Sans Mono" fo:font-size="10.5pt" fo:font-weight="normal" style:font-size-asian="10.5pt" style:font-weight-asian="normal" fo:background-color="#000000"/>
    </style:style>
    <style:style style:name="T3" style:family="text">
      <style:text-properties style:font-name="Droid Sans Mono" fo:font-size="10.5pt" fo:font-weight="normal" style:font-size-asian="10.5pt" style:font-weight-asian="normal"/>
    </style:style>
    <style:style style:name="T4" style:family="text">
      <style:text-properties style:font-name="Droid Sans Mono" fo:font-size="10.5pt" fo:font-weight="normal" style:font-size-asian="10.5pt" style:font-weight-asian="normal" fo:background-color="#000000"/>
    </style:style>
    <style:style style:name="T5" style:family="text">
      <style:text-properties style:font-name="Droid Sans Mono" fo:font-size="10.5pt" fo:font-weight="normal" style:font-size-asian="10.5pt" style:font-weight-asian="normal"/>
    </style:style>
    <style:style style:name="T6" style:family="text">
      <style:text-properties style:font-name="Droid Sans Mono" fo:font-size="10.5pt" fo:font-weight="normal" officeooo:rsid="001fa738" style:font-size-asian="10.5pt" style:font-weight-asian="normal"/>
    </style:style>
    <style:style style:name="T7" style:family="text">
      <style:text-properties fo:color="#ffffff" style:font-name="Droid Sans Mono" fo:font-size="10.5pt" fo:font-weight="normal" style:font-size-asian="10.5pt" style:font-weight-asian="normal" fo:background-color="#000000"/>
    </style:style>
    <style:style style:name="T8" style:family="text">
      <style:text-properties fo:color="#ffffff" style:font-name="Droid Sans Mono" fo:font-size="10.5pt" fo:font-weight="normal" loext:char-shading-value="0" style:font-size-asian="10.5pt" style:font-weight-asian="normal" fo:background-color="#000000"/>
    </style:style>
    <style:style style:name="T9" style:family="text">
      <style:text-properties fo:color="#ffffff" style:font-name="Droid Sans Mono" fo:font-size="10.5pt" fo:font-weight="normal" fo:background-color="transparent" loext:char-shading-value="0" style:font-size-asian="10.5pt" style:font-weight-asian="normal"/>
    </style:style>
    <style:style style:name="T10" style:family="text">
      <style:text-properties fo:color="#000000" style:font-name="Droid Sans Mono" fo:font-size="10.5pt" fo:font-weight="normal" fo:background-color="transparent" loext:char-shading-value="0" style:font-size-asian="10.5pt" style:font-weight-asian="normal"/>
    </style:style>
    <style:style style:name="T11" style:family="text">
      <style:text-properties fo:color="#000000" style:font-name="Droid Sans Mono" fo:font-size="10.5pt" fo:font-weight="normal" officeooo:rsid="001fa738" fo:background-color="transparent" loext:char-shading-value="0" style:font-size-asian="10.5pt" style:font-weight-asian="normal"/>
    </style:style>
    <style:style style:name="T12" style:family="text">
      <style:text-properties fo:color="#000000" fo:font-size="10.5pt" fo:font-weight="normal" officeooo:rsid="001fa738" fo:background-color="transparent" loext:char-shading-value="0" style:font-size-asian="10.5pt" style:font-weight-asian="normal"/>
    </style:style>
    <style:style style:name="T13" style:family="text">
      <style:text-properties fo:color="#000000" fo:font-size="10.5pt" fo:font-weight="normal" fo:background-color="transparent" loext:char-shading-value="0" style:font-size-asian="10.5pt" style:font-weight-asian="normal"/>
    </style:style>
    <style:style style:name="T14" style:family="text">
      <style:text-properties fo:color="#000000" style:font-name="Liberation Serif" fo:font-size="10.5pt" fo:font-weight="normal" officeooo:rsid="001fa738" fo:background-color="transparent" loext:char-shading-value="0" style:font-size-asian="10.5pt" style:font-weight-asian="normal"/>
    </style:style>
    <style:style style:name="T15" style:family="text">
      <style:text-properties fo:color="#000000" style:font-name="Liberation Serif" fo:font-size="10.5pt" fo:font-weight="normal" fo:background-color="transparent" loext:char-shading-value="0" style:font-size-asian="10.5pt" style:font-weight-asian="normal"/>
    </style:style>
    <style:style style:name="T16" style:family="text">
      <style:text-properties officeooo:rsid="001fa738"/>
    </style:style>
    <style:style style:name="T17" style:family="text">
      <style:text-properties officeooo:rsid="00205572"/>
    </style:style>
    <style:style style:name="T18" style:family="text">
      <style:text-properties fo:font-size="10.5pt" fo:font-weight="normal" style:font-size-asian="10.5pt" style:font-weight-asian="normal"/>
    </style:style>
    <style:style style:name="T19" style:family="text">
      <style:text-properties fo:font-size="10.5pt" fo:font-weight="normal" officeooo:rsid="001fa738" style:font-size-asian="10.5pt" style:font-weight-asian="normal"/>
    </style:style>
    <style:style style:name="T20" style:family="text">
      <style:text-properties officeooo:rsid="002411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imwipa Vatanutanon assignment for DomeCloud</text:p>
      <text:p text:style-name="P4">To deploy backend and ui of builder-pooltogether.com</text:p>
      <text:p text:style-name="P3"/>
      <text:p text:style-name="P3">clone th<text:span text:style-name="T16">is</text:span> repo, and then</text:p>
      <text:p text:style-name="P3">docker build -t pooltogether .</text:p>
      <text:p text:style-name="P3">docker run -it –name=poolmachine pooltogether:latest bash <text:span text:style-name="T20">← this should be it!</text:span></text:p>
      <text:p text:style-name="P3"/>
      <text:p text:style-name="P3">once inside the poolmachine container, do the following;</text:p>
      <text:p text:style-name="P3"/>
      <text:p text:style-name="P2">1. <text:span text:style-name="T1">nano</text:span> hardhat.networks.js, add to const networks the following;</text:p>
      <text:p text:style-name="P2">rinkeby: {</text:p>
      <text:p text:style-name="P2"><text:s text:c="4"/>url : process.env.ALCHEMY_URL</text:p>
      <text:p text:style-name="P2"><text:s text:c="2"/>} </text:p>
      <text:p text:style-name="P2"><text:span text:style-name="Strong_20_Emphasis"/></text:p>
      <text:p text:style-name="P2">2.cp .envrc.example .envrc</text:p>
      <text:p text:style-name="P2"><text:span text:style-name="Strong_20_Emphasis"/></text:p>
      <text:p text:style-name="P2">3.nano .envrc<text:span text:style-name="Strong_20_Emphasis">, </text:span>add to .envrc <text:span text:style-name="T1">the following (dev only);</text:span></text:p>
      <text:p text:style-name="P6"><text:span text:style-name="T19">export </text:span><text:span text:style-name="T18">HDWALLET_MNEMONIC=test test test test test test test test test test test junk </text:span></text:p>
      <text:p text:style-name="P6"><text:span text:style-name="T19">export I</text:span><text:span text:style-name="T18">NFURA_API_KEY='016e5386648343c2aa508b266b49cb0e'</text:span></text:p>
      <text:p text:style-name="P2"><text:span text:style-name="T14">export </text:span><text:span text:style-name="T15">ALCHEMY_URL=</text:span><text:a xlink:type="simple" xlink:href="https://eth-rinkeby.alchemyapi.io/v2/dvLtTWZJYtqhryOqy6bLkfybk9QquMfM" text:style-name="Internet_20_link" text:visited-style-name="Visited_20_Internet_20_Link">https://eth-rinkeby.alchemyapi.io/v2/dvLtTWZJYtqhryOqy6bLkfybk9QquMfM</text:a></text:p>
      <text:p text:style-name="P2"><text:span text:style-name="Strong_20_Emphasis"/></text:p>
      <text:p text:style-name="P2">4.direnv allow</text:p>
      <text:p text:style-name="P2">eval $(direnv export bash)</text:p>
      <text:p text:style-name="P2"/>
      <text:p text:style-name="P2">5.yarn deploy rinkeby</text:p>
      <text:p text:style-name="P1">This should deploy contracts successfully to rinkeby testnet.</text:p>
      <text:p text:style-name="P1">Our backend is ready</text:p>
      <text:p text:style-name="P2"><text:span text:style-name="Strong_20_Emphasis"/></text:p>
      <text:p text:style-name="P2">6. <text:span text:style-name="T1">go </text:span>in builder-ui. <text:span text:style-name="T1">cd ../pooltogether-pool-builder-ui</text:span></text:p>
      <text:p text:style-name="P2"/>
      <text:p text:style-name="P2">7.cp .envrc.example .envrc</text:p>
      <text:p text:style-name="P2"><text:span text:style-name="Strong_20_Emphasis"/></text:p>
      <text:p text:style-name="P2">8. <text:span text:style-name="T1">nano .envrc, add to </text:span>.envrc <text:span text:style-name="T1">the following;</text:span></text:p>
      <text:p text:style-name="P2">export NEXT_JS_DOMAIN_NAME=pooltogether.com </text:p>
      <text:p text:style-name="P2"># Wallet Connection</text:p>
      <text:p text:style-name="P2">export NEXT_JS_DEFAULT_ETHEREUM_NETWORK_NAME=rinkeby <text:s text:c="7"/></text:p>
      <text:p text:style-name="P2">export NEXT_JS_INFURA_ID=016e5386648343c2aa508b266b49cb0e</text:p>
      <text:p text:style-name="P2"><text:span text:style-name="Strong_20_Emphasis"/></text:p>
      <text:p text:style-name="P2"># Testing</text:p>
      <text:p text:style-name="P2">export ALCHEMY_API_KEY=dvLtTWZJYtqhryOqy6bLkfybk9QquMfM</text:p>
      <text:p text:style-name="P2"><text:span text:style-name="Strong_20_Emphasis"/></text:p>
      <text:p text:style-name="P2">9. direnv allow </text:p>
      <text:p text:style-name="P2">eval $(direnv export bash)</text:p>
      <text:p text:style-name="P2"><text:span text:style-name="Strong_20_Emphasis"/></text:p>
      <text:p text:style-name="P1">10. yarn dev</text:p>
      <text:p text:style-name="P1"/>
      <text:p text:style-name="P1">then go to the link yarn dev gives you, and you should find pooltogether builder page. Once click ‘connect wallet’, a blocknative pop-up window should be displayed providing the list of wallets ready to onboard the us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roid Sans Mono" svg:font-family="'Droid Sans Mono', monospace, monospace, 'Droid Sans Fallback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00:17:04.600572352</meta:creation-date>
    <dc:date>2021-07-16T01:10:21.264343301</dc:date>
    <meta:editing-duration>PT41M2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183" meta:character-count="1491" meta:non-whitespace-character-count="1323"/>
  </office:meta>
</office:document-meta>
</file>